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15CA00003E8000002328AA52793189D8898D.svm" manifest:media-type=""/>
  <manifest:file-entry manifest:full-path="Pictures/2000144400003E8000002328F5E83A488BB07BCE.svm" manifest:media-type=""/>
  <manifest:file-entry manifest:full-path="Pictures/2000166A00003E80000023286409DAFEDDBCF3F1.svm" manifest:media-type=""/>
  <manifest:file-entry manifest:full-path="Pictures/200017F100003E8000002328AE691D451F0E588D.svm" manifest:media-type=""/>
  <manifest:file-entry manifest:full-path="Pictures/200015C700003E80000023287E47E2F48390A07E.svm" manifest:media-type=""/>
  <manifest:file-entry manifest:full-path="Pictures/2000153C00003E8000002328CF6EADD98E2C7D31.svm" manifest:media-type=""/>
  <manifest:file-entry manifest:full-path="Pictures/2000160E00003E80000023287C428789F4CCCAA8.svm" manifest:media-type=""/>
  <manifest:file-entry manifest:full-path="Pictures/2000170A00003E8000002328E4CF1A9F07F2908C.svm" manifest:media-type=""/>
  <manifest:file-entry manifest:full-path="Pictures/2000167000003E8000002328A62BBBFAAAC41D13.svm" manifest:media-type=""/>
  <manifest:file-entry manifest:full-path="Pictures/200017AE00003E80000023286D5A585EB956FB89.svm" manifest:media-type=""/>
  <manifest:file-entry manifest:full-path="Pictures/200018D500003E800000232816201182ADE87A52.svm" manifest:media-type=""/>
  <manifest:file-entry manifest:full-path="Pictures/2000177700003E8000002328E1DB16612168FA4F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frame draw:style-name="gr2" draw:text-style-name="P1" svg:width="6.2969in" svg:height="3.1252in" svg:x="0.011in" svg:y="-0.7902in"><draw:image xlink:href="Pictures/2000170A00003E8000002328E4CF1A9F07F2908C.svm" xlink:type="simple" xlink:show="embed" xlink:actuate="onLoad"><text:p/></draw:image></draw:frame><draw:frame draw:style-name="gr2" draw:text-style-name="P1" svg:width="6.2969in" svg:height="3.1248in" svg:x="6.5398in" svg:y="-0.7409in"><draw:image xlink:href="Pictures/200015C700003E80000023287E47E2F48390A07E.svm" xlink:type="simple" xlink:show="embed" xlink:actuate="onLoad"><text:p/></draw:image></draw:frame><draw:frame draw:style-name="gr2" draw:text-style-name="P1" svg:width="6.2969in" svg:height="3.1252in" svg:x="0in" svg:y="2.4925in"><draw:image xlink:href="Pictures/2000166A00003E80000023286409DAFEDDBCF3F1.svm" xlink:type="simple" xlink:show="embed" xlink:actuate="onLoad"><text:p/></draw:image></draw:frame><draw:frame draw:style-name="gr2" draw:text-style-name="P1" svg:width="6.2969in" svg:height="3.1252in" svg:x="6.5736in" svg:y="2.4827in"><draw:image xlink:href="Pictures/200017F100003E8000002328AE691D451F0E588D.svm" xlink:type="simple" xlink:show="embed" xlink:actuate="onLoad"><text:p/></draw:image></draw:frame><draw:frame draw:style-name="gr2" draw:text-style-name="P1" svg:width="6.2969in" svg:height="3.1252in" svg:x="0.0339in" svg:y="5.8933in"><draw:image xlink:href="Pictures/2000160E00003E80000023287C428789F4CCCAA8.svm" xlink:type="simple" xlink:show="embed" xlink:actuate="onLoad"><text:p/></draw:image></draw:frame><draw:frame draw:style-name="gr2" draw:text-style-name="P1" svg:width="6.2976in" svg:height="3.1248in" svg:x="6.528in" svg:y="5.9327in"><draw:image xlink:href="Pictures/2000167000003E8000002328A62BBBFAAAC41D13.svm" xlink:type="simple" xlink:show="embed" xlink:actuate="onLoad"><text:p/></draw:image></draw:frame><draw:frame draw:style-name="gr2" draw:text-style-name="P1" svg:width="6.2969in" svg:height="3.1248in" svg:x="0.011in" svg:y="9.2646in"><draw:image xlink:href="Pictures/200018D500003E800000232816201182ADE87A52.svm" xlink:type="simple" xlink:show="embed" xlink:actuate="onLoad"><text:p/></draw:image></draw:frame><draw:frame draw:style-name="gr2" draw:text-style-name="P1" svg:width="6.2969in" svg:height="3.1252in" svg:x="6.4937in" svg:y="9.2642in"><draw:image xlink:href="Pictures/200017AE00003E80000023286D5A585EB956FB89.svm" xlink:type="simple" xlink:show="embed" xlink:actuate="onLoad"><text:p/></draw:image></draw:frame><draw:frame draw:style-name="gr2" draw:text-style-name="P1" svg:width="6.2969in" svg:height="3.1248in" svg:x="0.0339in" svg:y="12.6161in"><draw:image xlink:href="Pictures/2000153C00003E8000002328CF6EADD98E2C7D31.svm" xlink:type="simple" xlink:show="embed" xlink:actuate="onLoad"><text:p/></draw:image></draw:frame><draw:frame draw:style-name="gr2" draw:text-style-name="P1" svg:width="6.2976in" svg:height="3.1252in" svg:x="6.4957in" svg:y="12.6701in"><draw:image xlink:href="Pictures/2000177700003E8000002328E1DB16612168FA4F.svm" xlink:type="simple" xlink:show="embed" xlink:actuate="onLoad"><text:p/></draw:image></draw:frame><draw:frame draw:style-name="gr2" draw:text-style-name="P1" svg:width="6.2969in" svg:height="3.1248in" svg:x="0.0591in" svg:y="16.085in"><draw:image xlink:href="Pictures/2000144400003E8000002328F5E83A488BB07BCE.svm" xlink:type="simple" xlink:show="embed" xlink:actuate="onLoad"><text:p/></draw:image></draw:frame><draw:frame draw:style-name="gr2" draw:text-style-name="P1" svg:width="6.2969in" svg:height="3.1252in" svg:x="6.5382in" svg:y="16.085in"><draw:image xlink:href="Pictures/200015CA00003E8000002328AA52793189D8898D.svm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20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22:52.540822106</meta:creation-date>
    <dc:date>2019-04-15T10:30:19.098113871</dc:date>
    <meta:editing-duration>PT4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